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text-properties style:font-name="Menlo" fo:font-size="13.0pt" fo:color="#242629" fo:background-color="#ebeced"/>
    </style:style>
    <style:style style:name="P3" style:family="paragraph" style:parent-style-name="Standard">
      <style:text-properties style:font-name="Helvetica" fo:font-size="12.0pt"/>
    </style:style>
    <style:style style:name="P4" style:family="paragraph" style:parent-style-name="Standard">
      <style:text-properties style:font-name="Menlo" fo:font-size="13.0pt" fo:color="#681a1d" fo:background-color="#ebeced"/>
    </style:style>
    <style:style style:name="P5" style:family="paragraph" style:parent-style-name="Standard">
      <style:text-properties style:font-name="Menlo" fo:font-size="13.0pt" fo:color="#000000" fo:background-color="#ebeced"/>
    </style:style>
    <style:style style:name="T1" style:family="text">
      <style:text-properties fo:letter-spacing="0.0000in"/>
    </style:style>
    <style:style style:name="T2" style:family="text">
      <style:text-properties fo:letter-spacing="0.0000in" fo:color="#681a1d"/>
    </style:style>
    <style:style style:name="T3" style:family="text">
      <style:text-properties fo:letter-spacing="0.0000in" fo:color="#257f9f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ownload Stanford CoreNLP:</text:p>
      <text:p text:style-name="P2"><text:span text:style-name="T1">wget http://nlp.stanford.edu/software/stanford-corenlp-full-</text:span><text:span text:style-name="T2">2018</text:span><text:span text:style-name="T1">-</text:span><text:span text:style-name="T2">01</text:span><text:span text:style-name="T1">-</text:span><text:span text:style-name="T2">31.zip</text:span></text:p>
      <text:p text:style-name="P2"><text:span text:style-name="T1">unzip stanford-corenlp-full-</text:span><text:span text:style-name="T2">2018</text:span><text:span text:style-name="T1">-</text:span><text:span text:style-name="T2">01</text:span><text:span text:style-name="T1">-</text:span><text:span text:style-name="T2">31.zip</text:span></text:p>
      <text:p text:style-name="P3"/>
      <text:p text:style-name="P1">Commands-</text:p>
      <text:p text:style-name="P1"/>
      <text:p text:style-name="P1">Start the server:</text:p>
      <text:p text:style-name="P2"><text:span text:style-name="T1">cd stanford-corenlp-full-</text:span><text:span text:style-name="T2">2018</text:span><text:span text:style-name="T1">-</text:span><text:span text:style-name="T2">01</text:span><text:span text:style-name="T1">-</text:span><text:span text:style-name="T2">31</text:span></text:p>
      <text:p text:style-name="P2"><text:span text:style-name="T1">java -mx5g -cp </text:span><text:span text:style-name="T2">"*"</text:span><text:span text:style-name="T1"><text:s/>edu.stanford.nlp.pipeline.</text:span><text:span text:style-name="T3">StanfordCoreNLPServer</text:span><text:span text:style-name="T1"><text:s/>-timeout </text:span><text:span text:style-name="T2">10000</text:span></text:p>
      <text:p text:style-name="P4"><text:span text:style-name="T1"/></text:p>
      <text:p text:style-name="P4"><text:span text:style-name="T1">Start elastic search:</text:span></text:p>
      <text:p text:style-name="P5"><text:span text:style-name="T2">bin/</text:span><text:span text:style-name="T1">elasticsearch</text:span></text:p>
      <text:p text:style-name="P5"><text:span text:style-name="T1"/></text:p>
      <text:p text:style-name="P5"><text:span text:style-name="T1">Start kibana</text:span></text:p>
      <text:p text:style-name="P5"><text:span text:style-name="T1">bin/kibana</text:span></text:p>
      <text:p text:style-name="P5"><text:span text:style-name="T1"/></text:p>
      <text:p text:style-name="P5"><text:span text:style-name="T1">Run the programs:</text:span></text:p>
      <text:p text:style-name="P5"><text:span text:style-name="T1"/></text:p>
      <text:p text:style-name="P5"><text:span text:style-name="T1">python stream.py</text:span></text:p>
      <text:p text:style-name="P5"><text:span text:style-name="T1">python spark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